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.373cm" fo:margin-bottom="0cm" fo:text-indent="0cm"/>
      <style:text-properties fo:font-weight="bold" style:font-weight-asian="bold" style:font-weight-complex="bold"/>
    </style:style>
    <style:style style:name="P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FLASK STRUCTURE OF FL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0.635cm" svg:y="0.155cm" presentation:class="title" presentation:user-transformed="true">
          <draw:text-box>
            <text:p text:style-name="P1"><text:span text:style-name="T1">Overall Structure of a Flask Project</text:span></text:p>
          </draw:text-box>
        </draw:frame>
        <draw:frame presentation:style-name="pr4" draw:layer="layout" svg:width="26.67cm" svg:height="12.595cm" svg:x="0.635cm" svg:y="1.905cm" presentation:class="outline" presentation:user-transformed="true">
          <draw:text-box>
            <text:p><text:span text:style-name="T2">1.Project Structure:</text:span></text:p>
            <text:p><text:span text:style-name="T3">A Flask project often has a structure similar to this:</text:span></text:p>
            <text:p><text:span text:style-name="T3">myapp/</text:span></text:p>
            <text:p><text:span text:style-name="T3">├── </text:span><text:span text:style-name="T3">app.py <text:s text:c="17"/># Application entry point</text:span></text:p>
            <text:p><text:span text:style-name="T3">├── </text:span><text:span text:style-name="T3">templates/ <text:s text:c="13"/># HTML templates</text:span></text:p>
            <text:p><text:span text:style-name="T3">│ <text:s text:c="2"/>├── </text:span><text:span text:style-name="T3">index.html</text:span></text:p>
            <text:p><text:span text:style-name="T3">│ <text:s text:c="2"/>└── </text:span><text:span text:style-name="T3">...</text:span></text:p>
            <text:p><text:span text:style-name="T3">├── </text:span><text:span text:style-name="T3">static/ <text:s text:c="16"/># Static files (CSS, JavaScript, images)</text:span></text:p>
            <text:p><text:span text:style-name="T3">│ <text:s text:c="2"/>├── </text:span><text:span text:style-name="T3">style.css</text:span></text:p>
            <text:p><text:span text:style-name="T3">│ <text:s text:c="2"/>└── </text:span><text:span text:style-name="T3">...</text:span></text:p>
            <text:p><text:span text:style-name="T3">├── </text:span><text:span text:style-name="T3">forms.py <text:s text:c="15"/># Form definitions (if using Flask-WTF or WTForms)</text:span></text:p>
            <text:p><text:span text:style-name="T3">├── </text:span><text:span text:style-name="T3">models.py <text:s text:c="14"/># Database models (if using a database)</text:span></text:p>
            <text:p><text:span text:style-name="T3">├── </text:span><text:span text:style-name="T3">config.py <text:s text:c="14"/># Configuration settings</text:span></text:p>
            <text:p><text:span text:style-name="T3">└── </text:span><text:span text:style-name="T3">venv/ <text:s text:c="18"/># Virtual environment (optional but recommended)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5.4cm" svg:height="13.865cm" svg:x="0.635cm" svg:y="0.635cm" presentation:class="outline" presentation:user-transformed="true">
          <draw:text-box>
            <text:p text:style-name="P3"><text:span text:style-name="T2">2. Application Setup:</text:span></text:p>
            <text:p text:style-name="P3"><text:span text:style-name="T3">The entry point of your Flask application is often a Python script (e.g., </text:span><text:span text:style-name="T3">app.py) where you create an instance of the Flask application object</text:span></text:p>
            <text:p text:style-name="P4"><text:span text:style-name="T4"># import the Flask class from the Flask framework</text:span></text:p>
            <text:p text:style-name="P3"><text:span text:style-name="T4">from flask import Flask </text:span></text:p>
            <text:p text:style-name="P3"><text:span text:style-name="T4"/></text:p>
            <text:p text:style-name="P3"><text:span text:style-name="T2">app = Flask(__name__)</text:span></text:p>
            <text:p text:style-name="P3"><text:span text:style-name="T3">#create an instance of the Flask application by calling the Flask class and </text:span><text:span text:style-name="T3">passing the __name__ special variable as an argument. </text:span></text:p>
            <text:p text:style-name="P3"><text:span text:style-name="T3">The __name__ variable is a built-in Python variable that represents the </text:span><text:span text:style-name="T3">name of the current module or script.</text:span></text:p>
            <text:p text:style-name="P3"><text:span text:style-name="T3">By providing __name__ as an argument, you're telling Flask to set up paths </text:span><text:span text:style-name="T3">and configurations based on the current script where this code resides.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6.035cm" svg:height="13.865cm" svg:x="0.635cm" svg:y="0.635cm" presentation:class="outline" presentation:user-transformed="true">
          <draw:text-box>
            <text:p text:style-name="P3"><text:span text:style-name="T2">3. Configuration</text:span></text:p>
            <text:p text:style-name="P3"><text:span text:style-name="T3">You configure your Flask application using settings stored in the config.py file </text:span><text:span text:style-name="T3">or loaded from environment variables. </text:span></text:p>
            <text:p text:style-name="P3"><text:span text:style-name="T3">Flask provides a built-in configuration system that allows you to specify </text:span><text:span text:style-name="T3">settings like database URLs, secret keys, debugging options, and more.</text:span></text:p>
            <text:p text:style-name="P3"><text:span text:style-name="T3">Flask uses a dictionary-like object called app.config to store configuration </text:span><text:span text:style-name="T3">variables. You can access and modify configuration variables using </text:span><text:span text:style-name="T3">dictionary syntax.</text:span></text:p>
            <text:p text:style-name="P3"><text:span text:style-name="T2">app.config['DEBUG'] = True</text:span></text:p>
            <text:p text:style-name="P3"><text:span text:style-name="T2">app.config['SECRET_KEY'] = 'your_secret_key'</text:span></text:p>
            <text:p text:style-name="P3"><text:span text:style-name="T3">It's common practice to store configuration settings in a separate file, such </text:span><text:span text:style-name="T3">as config.py. </text:span></text:p>
            <text:p text:style-name="P3"><text:span text:style-name="T3">You can load configuration settings from this file using </text:span><text:span text:style-name="T3">app.config.from_object() or app.config.from_envvar():</text:span></text:p>
            <text:p text:style-name="P3"><text:span text:style-name="T2">app.config.from_object('config.Config')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1.27cm" presentation:class="outline" presentation:user-transformed="true">
          <draw:text-box>
            <text:p><text:span text:style-name="T2">4.Routes and View Functions:</text:span></text:p>
            <text:p>Flask uses routes and view functions to handle different URLs. <text:s text:c="5"/>You define routes using the @app.route() decorator and associate them with view functions:</text:p>
            <text:p><text:span text:style-name="T2">@app.route('/')</text:span></text:p>
            <text:p><text:span text:style-name="T2">def index():</text:span></text:p>
            <text:p><text:span text:style-name="T2"><text:s text:c="4"/></text:span><text:span text:style-name="T2">return 'Hello, World!'</text:span></text:p>
            <text:p><text:span text:style-name="T3">View functions process requests and return responses. They can render </text:span><text:span text:style-name="T3">templates, access databases, or return JSON data.</text:span></text:p>
            <text:p><text:span text:style-name="T3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6.035cm" svg:height="13.865cm" svg:x="0.635cm" svg:y="0.635cm" presentation:class="outline" presentation:user-transformed="true">
          <draw:text-box>
            <text:p text:style-name="P3"><text:span text:style-name="T2">5. Templates</text:span></text:p>
            <text:p text:style-name="P3"><text:span text:style-name="T3">Flask integrates with the Jinja2 template engine for rendering dynamic HTML </text:span><text:span text:style-name="T3">pages. </text:span></text:p>
            <text:p text:style-name="P3"><text:span text:style-name="T3">Templates are stored in the templates/ folder.</text:span></text:p>
            <text:p text:style-name="P3"><text:span text:style-name="T3">This allows you to create templates with placeholders that are filled in with </text:span><text:span text:style-name="T3">actual data when rendering the page.</text:span></text:p>
            <text:p text:style-name="P3"><text:span text:style-name="T2">from flask import render_template</text:span></text:p>
            <text:p text:style-name="P3"><text:span text:style-name="T2">@app.route('/greet/&lt;name&gt;')</text:span></text:p>
            <text:p text:style-name="P3"><text:span text:style-name="T2">def greet(name):</text:span></text:p>
            <text:p text:style-name="P3"><text:span text:style-name="T2"><text:s text:c="4"/></text:span><text:span text:style-name="T2">return render_template('index.html', name=name)</text:span></text:p>
            <text:p text:style-name="P3"><text:span text:style-name="T3">The structure of a template file can be as simple as a regular HTML file with </text:span><text:span text:style-name="T3">some added Jinja2-specific syntax.</text:span></text:p>
            <text:p text:style-name="P3"><text:span text:style-name="T2">&lt;head&gt;</text:span></text:p>
            <text:p text:style-name="P3"><text:span text:style-name="T2"><text:s text:c="4"/></text:span><text:span text:style-name="T2">&lt;title&gt;{{ title }}&lt;/title&gt;</text:span></text:p>
            <text:p text:style-name="P3"><text:span text:style-name="T2">&lt;/head&gt;</text:span></text:p>
            <text:p text:style-name="P3"><text:span text:style-name="T2">&lt;body&gt;</text:span></text:p>
            <text:p text:style-name="P3"><text:span text:style-name="T2"><text:s text:c="4"/></text:span><text:span text:style-name="T2">&lt;h1&gt;Hello, {{ user }}!&lt;/h1&gt;</text:span></text:p>
            <text:p text:style-name="P3"><text:span text:style-name="T2">&lt;/body&gt;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74cm" presentation:class="outline" presentation:user-transformed="true">
          <draw:text-box>
            <text:p><text:span text:style-name="T2">6. Static Files:</text:span></text:p>
            <text:p>Static files like CSS and JavaScript are placed in the static/ folder and served by Flask:</text:p>
            <text:p>&lt;link rel="stylesheet" href="{{ url_for('static', filename='style.css') }}"&gt;</text:p>
            <text:p/>
            <text:p><text:span text:style-name="T2">7. Forms and Data Handling:</text:span></text:p>
            <text:p>You can handle HTML forms submitted by users using Flask's request object. If needed, you can use Flask-WTF or WTForms for form validation and rendering form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p><text:span text:style-name="T2">8.Database Integration:</text:span></text:p>
            <text:p>If your web app requires a database, you can integrate Flask with a database system like SQLAlchemy.</text:p>
            <text:p>Define models to represent database tables and interact with the database using SQLAlchemy queries.</text:p>
            <text:p/>
            <text:p><text:span text:style-name="T2">from flask_sqlalchemy import SQLAlchemy</text:span></text:p>
            <text:p><text:span text:style-name="T2">db = SQLAlchemy(app)</text:span></text:p>
            <text:p><text:span text:style-name="T2">class User(db.Model):</text:span></text:p>
            <text:p><text:span text:style-name="T2"><text:s text:c="4"/></text:span><text:span text:style-name="T2"># Model definition here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p><text:span text:style-name="T2">9. Authentication and Sessions:</text:span></text:p>
            <text:p>Flask provides extensions like Flask-Login for user authentication and Flask-Session for handling user sessions.</text:p>
            <text:p><text:span text:style-name="T2">from flask_login import LoginManager</text:span></text:p>
            <text:p><text:span text:style-name="T2">login_manager = LoginManager(app)</text:span></text:p>
            <text:p><text:span text:style-name="T2">login_manager.login_view = 'login'</text:span></text:p>
            <text:p><text:span text:style-name="T2"><text:line-break/></text:span><text:span text:style-name="T2">10. Middleware:</text:span></text:p>
            <text:p><text:span text:style-name="T3">Middleware components can perform tasks like request/response </text:span><text:span text:style-name="T3">modification, authentication checks, and logging. They are applied before or </text:span><text:span text:style-name="T3">after view functions.</text:span></text:p>
            <text:p><text:span text:style-name="T2"><text:line-break/></text:span><text:span text:style-name="T2">11. Development and Deployment:</text:span></text:p>
            <text:p><text:span text:style-name="T3">During development, you can run your Flask application using the built-in </text:span><text:span text:style-name="T3">development server with app.run(). For production, it's recommended to use </text:span><text:span text:style-name="T3">a production-ready server like Gunicorn or uWSGI behind a web server like </text:span><text:span text:style-name="T3">Nginx or Apache.</text:span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27cm" svg:y="0.155cm" presentation:class="title" presentation:user-transformed="true">
          <draw:text-box>
            <text:p text:style-name="P1"><text:span text:style-name="T1">Debug mode</text:span></text:p>
          </draw:text-box>
        </draw:frame>
        <draw:frame presentation:style-name="pr6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A Flask application is started by calling the run() method.</text:p>
              </text:list-item>
              <text:list-item>
                <text:p>However, while the application is under development, it should be restarted manually for each change in the code. </text:p>
              </text:list-item>
              <text:list-item>
                <text:p>To avoid this inconvenience, enable debug support. The server will then reload itself if the code changes. </text:p>
              </text:list-item>
              <text:list-item>
                <text:p>It will also provide a useful debugger to track the errors if any, in the application.</text:p>
              </text:list-item>
              <text:list-item>
                <text:p>The Debug mode is enabled by setting the debug property of the application object to True before running or passing the debug parameter to the run() method.</text:p>
                <text:list>
                  <text:list-item>
                    <text:p>app.debug = True</text:p>
                  </text:list-item>
                  <text:list-item>
                    <text:p>app.run()</text:p>
                  </text:list-item>
                  <text:list-item>
                    <text:p>app.run(debug = Tru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0cm" svg:y="0.155cm" presentation:class="title" presentation:user-transformed="true">
          <draw:text-box>
            <text:p text:style-name="P1"><text:span text:style-name="T1">ROUTING </text:span></text:p>
          </draw:text-box>
        </draw:frame>
        <draw:frame presentation:style-name="pr6" draw:layer="layout" svg:width="25.4cm" svg:height="12.595cm" svg:x="0.635cm" svg:y="1.905cm" presentation:class="outline" presentation:user-transformed="true">
          <draw:text-box>
            <text:p>Routes and view functions are fundamental components of a Flask web application. </text:p>
            <text:p>They determine how the application responds to different URLs (routes) and define the logic to generate responses (view functions). </text:p>
            <text:p><text:span text:style-name="T2">Routes:</text:span></text:p>
            <text:p>A route in Flask is a URL pattern that defines how a specific URL should be handled by your application. </text:p>
            <text:p>Routes are defined using the @app.route() decorator in your Flask application.</text:p>
            <text:p>The <text:span text:style-name="T2">@app.route() decorator</text:span> is used to define URL patterns (routes) and associate them with view functions. </text:p>
            <text:p>The @app.route() decorator can accept two parameters: rule and optio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8" draw:text-style-name="P5" draw:layer="layout" svg:width="23cm" svg:height="1.75cm" svg:x="0.635cm" svg:y="0cm" presentation:class="title" presentation:user-transformed="true">
          <draw:text-box>
            <text:p text:style-name="P5"><text:span text:style-name="T5">Example:</text:span></text:p>
          </draw:text-box>
        </draw:frame>
        <draw:frame presentation:style-name="pr6" draw:layer="layout" svg:width="26.035cm" svg:height="13.23cm" svg:x="0.635cm" svg:y="2.54cm" presentation:class="outline" presentation:user-transformed="true">
          <draw:text-box>
            <text:p>The route() decorator in Flask is used to bind URL to a function.</text:p>
            <text:p>@app.route(‘/hello’)</text:p>
            <text:list text:style-name="L2">
              <text:list-header>
                <text:p>def hello_world():</text:p>
                <text:p><text:s text:c="3"/>return ‘hello world’</text:p>
              </text:list-header>
              <text:list-item>
                <text:p>URL ‘/hello’ rule is bound to the hello_world() function.</text:p>
              </text:list-item>
              <text:list-item>
                <text:p>if a user visits http://localhost:5000/hello URL, the output of the hello_world() function will be rendered in the brows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The <text:span text:style-name="T2">rule</text:span> parameter is a required parameter, and it specifies the URL pattern (or route) that the decorated view function should respond to. </text:p>
              </text:list-item>
              <text:list-item>
                <text:p>In other words, it defines the part of the URL that should trigger the associated view function.</text:p>
              </text:list-item>
              <text:list-item>
                <text:p>The <text:span text:style-name="T2">rule </text:span>parameter can take various forms:</text:p>
              </text:list-item>
            </text:list>
            <text:list text:style-name="L3">
              <text:list-item>
                <text:list>
                  <text:list-item>
                    <text:p><text:span text:style-name="T2">A simple string: </text:span>You can provide a string representing a fixed URL path. Eg : <text:span text:style-name="T2">@app.route('/hello')</text:span></text:p>
                  </text:list-item>
                  <text:list-item>
                    <text:p><text:span text:style-name="T2">Dynamic parts in the URL:</text:span> You can include dynamic parts in the URL by enclosing them in angle brackets &lt; &gt; and providing a variable name. <text:s text:c="6"/><text:span text:style-name="T2">Eg. </text:span><text:span text:style-name="T2">@app.route('/user/&lt;username&gt;') </text:span></text:p>
                  </text:list-item>
                  <text:list-item>
                    <text:p><text:span text:style-name="T2">Variable converters:</text:span> Flask provides built-in variable converters that allow you to specify the type of data expected in a dynamic part of the URL. For instance, you can use &lt;int:post_id&gt; to capture an integer value from the URL: <text:span text:style-name="T2">Eg. </text:span><text:span text:style-name="T2">@app.route('/post/&lt;int:post_id&gt;'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cm" svg:y="1.27cm" presentation:class="outline" presentation:user-transformed="true">
          <draw:text-box>
            <text:list text:style-name="L2">
              <text:list-item>
                <text:p>The <text:span text:style-name="T2">options parameter is optional</text:span>, and it allows you to <text:s text:c="4"/>provide additional configuration options for the route. </text:p>
              </text:list-item>
              <text:list-item>
                <text:p>These options are specified as keyword arguments.</text:p>
              </text:list-item>
              <text:list-item>
                <text:p>Some common options include:</text:p>
                <text:list>
                  <text:list-item>
                    <text:p><text:span text:style-name="T2">methods:</text:span> This option specifies the HTTP methods that the route should respond to. By default, routes respond to GET requests. <text:line-break/><text:span text:style-name="T2">E.g <text:s/>@app.route('/login', methods=['GET', 'POST'])</text:span></text:p>
                  </text:list-item>
                  <text:list-item>
                    <text:p><text:span text:style-name="T2">endpoints</text:span>: This option lets you assign a custom endpoint name to the route. The endpoint is used for generating URLs using url_for(). <text:line-break/><text:span text:style-name="T2">E.g <text:s/>@app.route('/dashboard', endpoint='dashboard_page')</text:span></text:p>
                  </text:list-item>
                </text:list>
              </text:list-item>
              <text:list-item>
                <text:p><text:span text:style-name="T6">In APIs, an endpoint is typically a uniform resource locator (URL) that </text:span><text:span text:style-name="T6">provides the location of a resource on the server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27cm" svg:y="0.155cm" presentation:class="title" presentation:user-transformed="true">
          <draw:text-box>
            <text:p text:style-name="P1"><text:span text:style-name="T1">Variables</text:span></text:p>
          </draw:text-box>
        </draw:frame>
        <draw:frame presentation:style-name="pr6" draw:layer="layout" svg:width="26.035cm" svg:height="12.595cm" svg:x="0cm" svg:y="1.905cm" presentation:class="outline" presentation:user-transformed="true">
          <draw:text-box>
            <text:list text:style-name="L2">
              <text:list-item>
                <text:p>In Flask, variables are used to capture dynamic parts of URLs, allowing you to create flexible and parameterized routes. <text:s/></text:p>
              </text:list-item>
              <text:list-item>
                <text:p>They are placeholders within the URL patterns that can hold different values when a request is made.</text:p>
              </text:list-item>
              <text:list-item>
                <text:p><text:s/>Variables in Flask are enclosed in angle brackets &lt; &gt; within route patterns.</text:p>
              </text:list-item>
              <text:list-item>
                <text:p>It is possible to build a URL dynamically, by adding variable parts to the <text:span text:style-name="T2">rule parameter</text:span>. </text:p>
              </text:list-item>
              <text:list-item>
                <text:p>It is passed as a keyword argument to the function with which the rule is associa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3.865cm" svg:x="0.635cm" svg:y="0.635cm" presentation:class="outline" presentation:user-transformed="true">
          <draw:text-box>
            <text:p><text:span text:style-name="T2">Example:</text:span></text:p>
            <text:p>@app.route('/user/&lt;username&gt;')</text:p>
            <text:p>def user_profile(username):</text:p>
            <text:p><text:s text:c="4"/>return f'User Profile: {username}'</text:p>
            <text:p/>
            <text:p>In this example, &lt;username&gt; is a route variable. </text:p>
            <text:p>When a user accesses a URL like /user/johnwick, Flask captures the value "johnwick" from the URL and passes it as an argument to the user_profile view function. </text:p>
            <text:p>The username variable in the function definition receives this value.</text:p>
            <text:p>This allows you to create <text:span text:style-name="T2">dynamic routes by defining parts of the URL as </text:span><text:span text:style-name="T2">variables</text:span>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5.4cm" svg:height="13.865cm" svg:x="0.635cm" svg:y="0.635cm" presentation:class="outline" presentation:user-transformed="true">
          <draw:text-box>
            <text:p>Flask supports <text:span text:style-name="T2">variable converters</text:span>, which allow you to specify the type of data expected in a route variable. </text:p>
            <text:p>Eg. &lt;int:variable_name&gt; for integers and &lt;string:variable_name&gt; for strings. &lt;float:variable_name&gt; for float</text:p>
            <text:p>Example: </text:p>
            <text:p><text:span text:style-name="T2">@app.route('/post/&lt;int:post_id&gt;')</text:span></text:p>
            <text:p><text:span text:style-name="T2">def show_post(post_id):</text:span></text:p>
            <text:p><text:span text:style-name="T2"><text:s text:c="4"/></text:span><text:span text:style-name="T2"># Retrieve and display the post with the given ID</text:span></text:p>
            <text:p>The post_id variable is expected to be an integer. </text:p>
            <text:p>If a user accesses a URL like /post/123, Flask will automatically convert the URL parameter to an integer and pass it as the post_id argument to the show_post view function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5.4cm" svg:height="13.865cm" svg:x="0.635cm" svg:y="0.635cm" presentation:class="outline" presentation:user-transformed="true">
          <draw:text-box>
            <text:p text:style-name="P6">You can include multiple route variables within a single route pattern to capture multiple dynamic parts of the URL.</text:p>
            <text:p text:style-name="P6"><text:span text:style-name="T2"/></text:p>
            <text:p text:style-name="P6"><text:span text:style-name="T2">@app.route('/user/&lt;username&gt;/&lt;int:user_id&gt;')</text:span></text:p>
            <text:p text:style-name="P6"><text:span text:style-name="T2">def user_profile(username, user_id):</text:span></text:p>
            <text:p text:style-name="P6"><text:span text:style-name="T2"><text:s text:c="4"/></text:span><text:span text:style-name="T2">return f'User Profile: {username}, ID: {user_id}'</text:span></text:p>
            <text:p text:style-name="P6"><text:span text:style-name="T3"/></text:p>
            <text:p text:style-name="P6"><text:span text:style-name="T3">The route pattern /user/&lt;username&gt;/&lt;int:user_id&gt; captures both the </text:span><text:span text:style-name="T3">username and user_id variables from the URL and passes them as </text:span><text:span text:style-name="T3">arguments to the user_profile view function.</text:span>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6.035cm" svg:height="11.43cm" svg:x="0.635cm" svg:y="2.54cm" presentation:class="outline" presentation:user-transformed="true">
          <draw:text-box>
            <text:list text:style-name="L2">
              <text:list-item>
                <text:p>The names you assign to route variables are important because they determine how the captured values are passed to the view function. </text:p>
              </text:list-item>
              <text:list-item>
                <text:p>The variable names in the route pattern must match the parameter names in the view function definition.</text:p>
                <text:p><text:span text:style-name="T2">@app.route('/user/&lt;username&gt;/&lt;int:user_id&gt;')</text:span></text:p>
                <text:p><text:span text:style-name="T2">def user_profile(username, user_id):</text:span></text:p>
                <text:p><text:span text:style-name="T2"><text:s text:c="4"/></text:span><text:span text:style-name="T2">return f'User Profile: {username}, ID: {user_id}'</text:span></text:p>
                <text:p/>
              </text:list-item>
              <text:list-item>
                <text:p>For example, in the <text:span text:style-name="T2">route /user/&lt;username&gt;</text:span>, the <text:span text:style-name="T2">variable name </text:span><text:span text:style-name="T2">&lt;username&gt;</text:span> corresponds to the <text:span text:style-name="T2">parameter name username</text:span> in the <text:span text:style-name="T2">user_profil</text:span>e view func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7:50:52.739328155</meta:creation-date>
    <meta:editing-duration>PT7M25S</meta:editing-duration>
    <meta:editing-cycles>2</meta:editing-cycles>
    <meta:generator>LibreOffice/7.3.7.2$Linux_X86_64 LibreOffice_project/30$Build-2</meta:generator>
    <dc:title>Pencil</dc:title>
    <dc:date>2023-09-22T21:43:16.575011154</dc:date>
    <meta:document-statistic meta:object-count="95"/>
  </office:meta>
</office:document-meta>
</file>